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46d6" officeooo:paragraph-rsid="001646d6"/>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c012" officeooo:paragraph-rsid="00667cfa"/>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Standard">
      <style:paragraph-properties fo:text-align="justify" style:justify-single-word="false"/>
      <style:text-properties officeooo:rsid="00b5af47" officeooo:paragraph-rsid="001c54ea"/>
    </style:style>
    <style:style style:name="P9" style:family="paragraph" style:parent-style-name="Standard">
      <style:text-properties officeooo:paragraph-rsid="00ab9adc"/>
    </style:style>
    <style:style style:name="P10" style:family="paragraph" style:parent-style-name="Text_20_body">
      <style:text-properties officeooo:rsid="005a9fc1" officeooo:paragraph-rsid="005a9fc1"/>
    </style:style>
    <style:style style:name="P11" style:family="paragraph" style:parent-style-name="Text_20_body">
      <style:text-properties fo:font-weight="bold" officeooo:rsid="00c5b678" officeooo:paragraph-rsid="00d4bad2" style:font-weight-asian="bold" style:font-weight-complex="bold"/>
    </style:style>
    <style:style style:name="P12" style:family="paragraph" style:parent-style-name="Text_20_body">
      <style:text-properties fo:font-weight="bold" officeooo:rsid="00e9af31" officeooo:paragraph-rsid="00e3e559" style:font-weight-asian="bold" style:font-weight-complex="bold"/>
    </style:style>
    <style:style style:name="P13" style:family="paragraph" style:parent-style-name="Text_20_body">
      <style:text-properties officeooo:paragraph-rsid="00d84455"/>
    </style:style>
    <style:style style:name="P14" style:family="paragraph" style:parent-style-name="Text_20_body">
      <style:text-properties officeooo:paragraph-rsid="00e225bb"/>
    </style:style>
    <style:style style:name="P15" style:family="paragraph" style:parent-style-name="Text_20_body">
      <style:text-properties officeooo:rsid="00ee7513" officeooo:paragraph-rsid="00ee7513"/>
    </style:style>
    <style:style style:name="P16" style:family="paragraph" style:parent-style-name="Text_20_body">
      <style:text-properties officeooo:rsid="00f01d66" officeooo:paragraph-rsid="00f01d66"/>
    </style:style>
    <style:style style:name="P17" style:family="paragraph" style:parent-style-name="Text_20_body">
      <style:text-properties officeooo:rsid="0035dbe3" officeooo:paragraph-rsid="0035dbe3"/>
    </style:style>
    <style:style style:name="P18" style:family="paragraph" style:parent-style-name="Text_20_body">
      <style:text-properties officeooo:rsid="0043f668" officeooo:paragraph-rsid="00374397"/>
    </style:style>
    <style:style style:name="P19"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0" style:family="paragraph" style:parent-style-name="Text_20_body">
      <style:text-properties officeooo:paragraph-rsid="00af1f55"/>
    </style:style>
    <style:style style:name="P21" style:family="paragraph" style:parent-style-name="Text_20_body">
      <style:text-properties officeooo:rsid="00333234" officeooo:paragraph-rsid="00333234"/>
    </style:style>
    <style:style style:name="P22" style:family="paragraph" style:parent-style-name="Text_20_body">
      <style:text-properties style:text-underline-style="none" fo:font-weight="bold" officeooo:rsid="00bb0865" officeooo:paragraph-rsid="00b92902" style:font-weight-asian="bold" style:font-weight-complex="bold"/>
    </style:style>
    <style:style style:name="P23" style:family="paragraph" style:parent-style-name="Text_20_body">
      <style:text-properties officeooo:rsid="00c87782" officeooo:paragraph-rsid="00c822cb"/>
    </style:style>
    <style:style style:name="P24" style:family="paragraph" style:parent-style-name="Text_20_body">
      <style:text-properties officeooo:paragraph-rsid="00af3960"/>
    </style:style>
    <style:style style:name="P25" style:family="paragraph" style:parent-style-name="Text">
      <style:text-properties officeooo:rsid="001bd72d" officeooo:paragraph-rsid="001bd72d"/>
    </style:style>
    <style:style style:name="P26" style:family="paragraph" style:parent-style-name="Text">
      <style:text-properties officeooo:rsid="00222ff0" officeooo:paragraph-rsid="00222ff0"/>
    </style:style>
    <style:style style:name="P27" style:family="paragraph" style:parent-style-name="Text">
      <style:text-properties officeooo:rsid="0028142e" officeooo:paragraph-rsid="0028142e"/>
    </style:style>
    <style:style style:name="P28" style:family="paragraph" style:parent-style-name="Text">
      <style:text-properties officeooo:rsid="00a93efa" officeooo:paragraph-rsid="00a93efa"/>
    </style:style>
    <style:style style:name="P29" style:family="paragraph" style:parent-style-name="Text">
      <style:text-properties officeooo:rsid="00be8645" officeooo:paragraph-rsid="00be8645"/>
    </style:style>
    <style:style style:name="P30" style:family="paragraph" style:parent-style-name="Text">
      <style:text-properties officeooo:rsid="00eeb71f" officeooo:paragraph-rsid="00a93efa"/>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P35" style:family="paragraph" style:parent-style-name="Standard" style:master-page-name="Standard">
      <style:paragraph-properties style:page-number="auto"/>
    </style:style>
    <style:style style:name="P36" style:family="paragraph" style:parent-style-name="Standard" style:master-page-name="Landscape">
      <style:paragraph-properties fo:text-align="justify" style:justify-single-word="false" style:page-number="auto"/>
      <style:text-properties officeooo:rsid="0014bcc9" officeooo:paragraph-rsid="0014bcc9"/>
    </style:style>
    <style:style style:name="P37" style:family="paragraph" style:parent-style-name="Subtitle">
      <style:text-properties officeooo:paragraph-rsid="0110c3b8"/>
    </style:style>
    <style:style style:name="P38" style:family="paragraph" style:parent-style-name="Footer">
      <style:text-properties officeooo:paragraph-rsid="0110c3b8"/>
    </style:style>
    <style:style style:name="P39" style:family="paragraph" style:parent-style-name="Footer">
      <style:paragraph-properties fo:text-align="center" style:justify-single-word="false"/>
      <style:text-properties officeooo:paragraph-rsid="0110c3b8"/>
    </style:style>
    <style:style style:name="P40" style:family="paragraph" style:parent-style-name="Heading_20_1">
      <style:paragraph-properties fo:break-before="page"/>
      <style:text-properties officeooo:rsid="00649f48" officeooo:paragraph-rsid="00649f48"/>
    </style:style>
    <style:style style:name="P41" style:family="paragraph" style:parent-style-name="Heading_20_1">
      <style:paragraph-properties fo:break-before="page"/>
      <style:text-properties officeooo:rsid="001c54ea" officeooo:paragraph-rsid="001c54ea"/>
    </style:style>
    <style:style style:name="P42" style:family="paragraph" style:parent-style-name="Heading_20_1" style:master-page-name="Standard">
      <style:paragraph-properties style:page-number="auto"/>
    </style:style>
    <style:style style:name="P43" style:family="paragraph" style:parent-style-name="Heading_20_1" style:master-page-name="Standard">
      <style:paragraph-properties style:page-number="auto"/>
      <style:text-properties officeooo:rsid="0025ea43" officeooo:paragraph-rsid="0025ea43"/>
    </style:style>
    <style:style style:name="P4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45" style:family="paragraph" style:parent-style-name="Heading_20_2">
      <style:text-properties officeooo:rsid="0014bcc9" officeooo:paragraph-rsid="0014bcc9"/>
    </style:style>
    <style:style style:name="P46" style:family="paragraph" style:parent-style-name="Heading_20_2">
      <style:text-properties officeooo:paragraph-rsid="00a4d4f7"/>
    </style:style>
    <style:style style:name="P47" style:family="paragraph" style:parent-style-name="Heading_20_2">
      <style:text-properties officeooo:paragraph-rsid="010b9ac8"/>
    </style:style>
    <style:style style:name="P48" style:family="paragraph" style:parent-style-name="Heading_20_2">
      <style:text-properties officeooo:paragraph-rsid="00af3960"/>
    </style:style>
    <style:style style:name="P49" style:family="paragraph" style:parent-style-name="Heading_20_2">
      <style:text-properties officeooo:paragraph-rsid="00a1c599"/>
    </style:style>
    <style:style style:name="P50" style:family="paragraph" style:parent-style-name="Heading_20_2">
      <style:text-properties officeooo:rsid="0035dbe3" officeooo:paragraph-rsid="0035dbe3"/>
    </style:style>
    <style:style style:name="P51" style:family="paragraph" style:parent-style-name="Heading_20_2">
      <style:text-properties officeooo:rsid="00be8645" officeooo:paragraph-rsid="00be8645"/>
    </style:style>
    <style:style style:name="P52" style:family="paragraph" style:parent-style-name="Heading_20_2">
      <style:text-properties officeooo:rsid="00c3534f" officeooo:paragraph-rsid="00c3534f"/>
    </style:style>
    <style:style style:name="P53" style:family="paragraph" style:parent-style-name="Heading_20_2">
      <style:text-properties officeooo:rsid="00c367ad" officeooo:paragraph-rsid="00c367ad"/>
    </style:style>
    <style:style style:name="P54" style:family="paragraph" style:parent-style-name="Heading_20_2">
      <style:text-properties officeooo:rsid="00e08965" officeooo:paragraph-rsid="00e08965"/>
    </style:style>
    <style:style style:name="P55" style:family="paragraph" style:parent-style-name="Heading_20_2">
      <style:text-properties officeooo:rsid="00f01d66" officeooo:paragraph-rsid="00f01d66"/>
    </style:style>
    <style:style style:name="P56" style:family="paragraph" style:parent-style-name="Heading_20_3">
      <style:text-properties officeooo:rsid="00be8645" officeooo:paragraph-rsid="00be8645"/>
    </style:style>
    <style:style style:name="P57" style:family="paragraph" style:parent-style-name="Heading_20_3">
      <style:text-properties officeooo:rsid="00c822cb" officeooo:paragraph-rsid="00c822cb"/>
    </style:style>
    <style:style style:name="P58" style:family="paragraph" style:parent-style-name="Heading_20_3">
      <style:text-properties officeooo:rsid="00e225bb" officeooo:paragraph-rsid="00e225bb"/>
    </style:style>
    <style:style style:name="P59" style:family="paragraph" style:parent-style-name="Heading_20_3">
      <style:text-properties officeooo:rsid="0110c3b8" officeooo:paragraph-rsid="0110c3b8"/>
    </style:style>
    <style:style style:name="P60"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61"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6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63"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64"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65"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6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67" style:family="paragraph" style:parent-style-name="Text_20_body">
      <style:text-properties fo:font-style="italic" fo:font-weight="normal" officeooo:paragraph-rsid="0110a002" style:font-style-asian="italic" style:font-weight-asian="normal" style:font-style-complex="italic" style:font-weight-complex="normal"/>
    </style:style>
    <style:style style:name="P68" style:family="paragraph" style:parent-style-name="Text_20_body">
      <style:text-properties officeooo:rsid="0110c3b8" officeooo:paragraph-rsid="0110c3b8"/>
    </style:style>
    <style:style style:name="P69" style:family="paragraph" style:parent-style-name="Text_20_body" style:master-page-name="Landscape">
      <style:paragraph-properties style:page-number="auto"/>
    </style:style>
    <style:style style:name="P70" style:family="paragraph" style:parent-style-name="Text_20_body" style:master-page-name="Landscape">
      <style:paragraph-properties style:page-number="auto"/>
      <style:text-properties officeooo:paragraph-rsid="00d84455"/>
    </style:style>
    <style:style style:name="P7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2" style:family="paragraph" style:parent-style-name="Title">
      <style:text-properties officeooo:paragraph-rsid="0110a002"/>
    </style:style>
    <style:style style:name="P73" style:family="paragraph" style:parent-style-name="Title">
      <style:text-properties fo:font-style="italic" fo:font-weight="normal" officeooo:paragraph-rsid="0110a002" style:font-style-asian="italic" style:font-weight-asian="normal" style:font-style-complex="italic" style:font-weight-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14bcc9"/>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style:font-name="Liberation Sans" fo:font-size="28pt" fo:font-weight="bold" officeooo:rsid="010ea272" style:font-name-asian="Droid Sans Fallback" style:font-size-asian="28pt" style:font-weight-asian="bold" style:font-name-complex="FreeSans" style:font-size-complex="28pt" style:font-weight-complex="bold"/>
    </style:style>
    <style:style style:name="T25" style:family="text">
      <style:text-properties style:font-name="Liberation Sans" fo:font-size="28pt" officeooo:rsid="010ea272" style:font-name-asian="Droid Sans Fallback" style:font-size-asian="28pt" style:font-name-complex="FreeSans" style:font-size-complex="28pt"/>
    </style:style>
    <style:style style:name="T26" style:family="text">
      <style:text-properties style:font-name="Liberation Sans" fo:font-size="18pt" officeooo:rsid="010ea272" style:font-name-asian="Droid Sans Fallback" style:font-size-asian="18pt" style:font-name-complex="FreeSans" style:font-size-complex="18pt"/>
    </style:style>
    <style:style style:name="T27" style:family="text">
      <style:text-properties style:font-name="Liberation Sans" fo:font-size="12pt" officeooo:rsid="010ea272" style:font-name-asian="Droid Sans Fallback" style:font-size-asian="12pt" style:font-name-complex="FreeSans" style:font-size-complex="12pt"/>
    </style:style>
    <style:style style:name="T28" style:family="text">
      <style:text-properties style:font-name="Liberation Sans" fo:font-size="11pt" officeooo:rsid="010ea272" style:font-name-asian="Droid Sans Fallback" style:font-size-asian="11pt" style:font-name-complex="FreeSans" style:font-size-complex="11pt"/>
    </style:style>
    <style:style style:name="T29" style:family="text">
      <style:text-properties fo:font-size="11pt" style:font-size-asian="11pt" style:font-size-complex="11pt"/>
    </style:style>
    <style:style style:name="T30" style:family="text">
      <style:text-properties fo:font-size="11pt" officeooo:rsid="010b88dd" style:font-size-asian="11pt" style:font-size-complex="11pt"/>
    </style:style>
    <style:style style:name="T31" style:family="text">
      <style:text-properties fo:font-size="11pt" officeooo:rsid="0110c3b8" style:font-size-asian="11pt" style:font-size-complex="11pt"/>
    </style:style>
    <style:style style:name="T32" style:family="text">
      <style:text-properties style:font-name="Liberation Serif" fo:font-size="11pt" officeooo:rsid="010ea272" style:font-name-asian="Droid Sans Fallback" style:font-size-asian="11pt" style:font-name-complex="FreeSans" style:font-size-complex="11pt"/>
    </style:style>
    <style:style style:name="T33" style:family="text">
      <style:text-properties style:font-name="Liberation Serif" fo:font-size="11pt" officeooo:rsid="0110c3b8" style:font-name-asian="Droid Sans Fallback" style:font-size-asian="11pt" style:font-name-complex="FreeSans" style:font-size-complex="11pt"/>
    </style:style>
    <style:style style:name="T34" style:family="text">
      <style:text-properties officeooo:rsid="0110a002"/>
    </style:style>
    <style:style style:name="T35" style:family="text">
      <style:text-properties officeooo:rsid="0110c3b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Standard"/>
      <text:p text:style-name="Standard"/>
      <text:p text:style-name="Standard"/>
      <text:p text:style-name="Standard"/>
      <text:p text:style-name="P72">Projet <text:span text:style-name="T34">Logiciel Transversal</text:span></text:p>
      <text:p text:style-name="P73"><text:span text:style-name="T25">Tactical Wars</text:span></text:p>
      <text:p text:style-name="P67"><text:span text:style-name="T25"/></text:p>
      <text:p text:style-name="P37"><text:span text:style-name="T26">Moussa DIALLO – Maxime FARNOUD – Matthis HADDOUCHE – Timothé MUSETE </text:span></text:p>
      <text:p text:style-name="Standard"/>
      <text:p text:style-name="Standard"/>
      <text:p text:style-name="Standard"/>
      <text:p text:style-name="P30"/>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Table des matières</text:p>
          </text:index-title>
          <text:p text:style-name="P33"><text:a xlink:type="simple" xlink:href="#__RefHeading__1316_824097905" text:style-name="Index_20_Link" text:visited-style-name="Index_20_Link">1 Objectif<text:tab/>3</text:a></text:p>
          <text:p text:style-name="P32"><text:a xlink:type="simple" xlink:href="#__RefHeading__1318_824097905" text:style-name="Index_20_Link" text:visited-style-name="Index_20_Link">1.1 Présentation générale<text:tab/>3</text:a></text:p>
          <text:p text:style-name="P32"><text:a xlink:type="simple" xlink:href="#__RefHeading__1320_824097905" text:style-name="Index_20_Link" text:visited-style-name="Index_20_Link">1.2 Règles du jeu<text:tab/>3</text:a></text:p>
          <text:p text:style-name="P32"><text:a xlink:type="simple" xlink:href="#__RefHeading__3406_1053578290" text:style-name="Index_20_Link" text:visited-style-name="Index_20_Link">1.3 Conception Logiciel<text:tab/>3</text:a></text:p>
          <text:p text:style-name="P33"><text:a xlink:type="simple" xlink:href="#__RefHeading__1322_824097905" text:style-name="Index_20_Link" text:visited-style-name="Index_20_Link">2 Description et conception des états<text:tab/>4</text:a></text:p>
          <text:p text:style-name="P32"><text:a xlink:type="simple" xlink:href="#__RefHeading__1480_1060408740" text:style-name="Index_20_Link" text:visited-style-name="Index_20_Link">2.1 Description des états<text:tab/>4</text:a></text:p>
          <text:p text:style-name="P32"><text:a xlink:type="simple" xlink:href="#__RefHeading__1484_1060408740" text:style-name="Index_20_Link" text:visited-style-name="Index_20_Link">2.2 Conception logiciel<text:tab/>4</text:a></text:p>
          <text:p text:style-name="P32"><text:a xlink:type="simple" xlink:href="#__RefHeading__1027_1053578290" text:style-name="Index_20_Link" text:visited-style-name="Index_20_Link">2.3 Conception logiciel : extension pour le rendu<text:tab/>4</text:a></text:p>
          <text:p text:style-name="P32"><text:a xlink:type="simple" xlink:href="#__RefHeading__3408_1053578290" text:style-name="Index_20_Link" text:visited-style-name="Index_20_Link">2.4 Conception logiciel : extension pour le moteur de jeu<text:tab/>4</text:a></text:p>
          <text:p text:style-name="P32"><text:a xlink:type="simple" xlink:href="#__RefHeading__2098_1060408740" text:style-name="Index_20_Link" text:visited-style-name="Index_20_Link">2.5 Ressources<text:tab/>4</text:a></text:p>
          <text:p text:style-name="P33"><text:a xlink:type="simple" xlink:href="#__RefHeading__2100_1060408740" text:style-name="Index_20_Link" text:visited-style-name="Index_20_Link">3 Rendu : Stratégie et Conception<text:tab/>6</text:a></text:p>
          <text:p text:style-name="P32"><text:a xlink:type="simple" xlink:href="#__RefHeading__2104_1060408740" text:style-name="Index_20_Link" text:visited-style-name="Index_20_Link">3.1 Stratégie de rendu d'un état<text:tab/>6</text:a></text:p>
          <text:p text:style-name="P32"><text:a xlink:type="simple" xlink:href="#__RefHeading__2118_1060408740" text:style-name="Index_20_Link" text:visited-style-name="Index_20_Link">3.2 Conception logiciel<text:tab/>6</text:a></text:p>
          <text:p text:style-name="P32"><text:a xlink:type="simple" xlink:href="#__RefHeading__3410_1053578290" text:style-name="Index_20_Link" text:visited-style-name="Index_20_Link">3.3 Conception logiciel : extension pour les animations<text:tab/>6</text:a></text:p>
          <text:p text:style-name="P32"><text:a xlink:type="simple" xlink:href="#__RefHeading__2132_1060408740" text:style-name="Index_20_Link" text:visited-style-name="Index_20_Link">3.4 Ressources<text:tab/>6</text:a></text:p>
          <text:p text:style-name="P32"><text:a xlink:type="simple" xlink:href="#__RefHeading__2136_1060408740" text:style-name="Index_20_Link" text:visited-style-name="Index_20_Link">3.5 Exemple de rendu<text:tab/>6</text:a></text:p>
          <text:p text:style-name="P33"><text:a xlink:type="simple" xlink:href="#__RefHeading__1336_824097905" text:style-name="Index_20_Link" text:visited-style-name="Index_20_Link">4 Règles de changement d'états et moteur de jeu<text:tab/>8</text:a></text:p>
          <text:p text:style-name="P32"><text:a xlink:type="simple" xlink:href="#__RefHeading__2079_824097905" text:style-name="Index_20_Link" text:visited-style-name="Index_20_Link">4.1 Horloge globale<text:tab/>8</text:a></text:p>
          <text:p text:style-name="P32"><text:a xlink:type="simple" xlink:href="#__RefHeading__2081_824097905" text:style-name="Index_20_Link" text:visited-style-name="Index_20_Link">4.2 Changements extérieurs<text:tab/>8</text:a></text:p>
          <text:p text:style-name="P32"><text:a xlink:type="simple" xlink:href="#__RefHeading__2083_824097905" text:style-name="Index_20_Link" text:visited-style-name="Index_20_Link">4.3 Changements autonomes<text:tab/>8</text:a></text:p>
          <text:p text:style-name="P32"><text:a xlink:type="simple" xlink:href="#__RefHeading__1029_1053578290" text:style-name="Index_20_Link" text:visited-style-name="Index_20_Link">4.4 Conception logiciel<text:tab/>8</text:a></text:p>
          <text:p text:style-name="P32"><text:a xlink:type="simple" xlink:href="#__RefHeading__3412_1053578290" text:style-name="Index_20_Link" text:visited-style-name="Index_20_Link">4.5 Conception logiciel : extension pour l'IA<text:tab/>8</text:a></text:p>
          <text:p text:style-name="P32"><text:a xlink:type="simple" xlink:href="#__RefHeading__1829_2123130103" text:style-name="Index_20_Link" text:visited-style-name="Index_20_Link">4.6 Conception logiciel : extension pour la parallélisation<text:tab/>8</text:a></text:p>
          <text:p text:style-name="P33"><text:a xlink:type="simple" xlink:href="#__RefHeading__1031_1053578290" text:style-name="Index_20_Link" text:visited-style-name="Index_20_Link">5 Intelligence Artificielle<text:tab/>10</text:a></text:p>
          <text:p text:style-name="P32"><text:a xlink:type="simple" xlink:href="#__RefHeading__2973_1544052078" text:style-name="Index_20_Link" text:visited-style-name="Index_20_Link">5.1 Stratégies<text:tab/>10</text:a></text:p>
          <text:p text:style-name="P34"><text:a xlink:type="simple" xlink:href="#__RefHeading__2975_1544052078" text:style-name="Index_20_Link" text:visited-style-name="Index_20_Link">5.1.1 Intelligence minimale<text:tab/>10</text:a></text:p>
          <text:p text:style-name="P34"><text:a xlink:type="simple" xlink:href="#__RefHeading__2977_1544052078" text:style-name="Index_20_Link" text:visited-style-name="Index_20_Link">5.1.2 Intelligence basée sur des heuristiques<text:tab/>10</text:a></text:p>
          <text:p text:style-name="P34"><text:a xlink:type="simple" xlink:href="#__RefHeading__2480_1544052078" text:style-name="Index_20_Link" text:visited-style-name="Index_20_Link">5.1.3 Intelligence basée sur les arbres de recherche<text:tab/>10</text:a></text:p>
          <text:p text:style-name="P32"><text:a xlink:type="simple" xlink:href="#__RefHeading__2979_1544052078" text:style-name="Index_20_Link" text:visited-style-name="Index_20_Link">5.2 Conception logiciel<text:tab/>10</text:a></text:p>
          <text:p text:style-name="P32"><text:a xlink:type="simple" xlink:href="#__RefHeading__2981_1544052078" text:style-name="Index_20_Link" text:visited-style-name="Index_20_Link">5.3 Conception logiciel : extension pour l'IA composée<text:tab/>10</text:a></text:p>
          <text:p text:style-name="P32"><text:a xlink:type="simple" xlink:href="#__RefHeading__2983_1544052078" text:style-name="Index_20_Link" text:visited-style-name="Index_20_Link">5.4 Conception logiciel : extension pour IA avancée<text:tab/>10</text:a></text:p>
          <text:p text:style-name="P32"><text:a xlink:type="simple" xlink:href="#__RefHeading__2985_1544052078" text:style-name="Index_20_Link" text:visited-style-name="Index_20_Link">5.5 Conception logiciel : extension pour la parallélisation<text:tab/>10</text:a></text:p>
          <text:p text:style-name="P33"><text:a xlink:type="simple" xlink:href="#__RefHeading__2987_1544052078" text:style-name="Index_20_Link" text:visited-style-name="Index_20_Link">6 Modularisation<text:tab/>11</text:a></text:p>
          <text:p text:style-name="P32"><text:a xlink:type="simple" xlink:href="#__RefHeading__1831_2123130103" text:style-name="Index_20_Link" text:visited-style-name="Index_20_Link">6.1 Organisation des modules<text:tab/>11</text:a></text:p>
          <text:p text:style-name="P34"><text:a xlink:type="simple" xlink:href="#__RefHeading__1833_2123130103" text:style-name="Index_20_Link" text:visited-style-name="Index_20_Link">6.1.1 Répartition sur différents threads<text:tab/>11</text:a></text:p>
          <text:p text:style-name="P34"><text:a xlink:type="simple" xlink:href="#__RefHeading__1835_2123130103" text:style-name="Index_20_Link" text:visited-style-name="Index_20_Link">6.1.2 Répartition sur différentes machines<text:tab/>11</text:a></text:p>
          <text:p text:style-name="P32"><text:a xlink:type="simple" xlink:href="#__RefHeading__1837_2123130103" text:style-name="Index_20_Link" text:visited-style-name="Index_20_Link">6.2 Conception logiciel<text:tab/>11</text:a></text:p>
          <text:p text:style-name="P32"><text:a xlink:type="simple" xlink:href="#__RefHeading__1966_2123130103" text:style-name="Index_20_Link" text:visited-style-name="Index_20_Link">6.3 Conception logiciel : extension réseau<text:tab/>11</text:a></text:p>
          <text:p text:style-name="P32"><text:a xlink:type="simple" xlink:href="#__RefHeading__1968_2123130103" text:style-name="Index_20_Link" text:visited-style-name="Index_20_Link">6.4 Conception logiciel : client Android<text:tab/>11</text:a></text:p>
        </text:index-body>
      </text:table-of-content>
      <text:p text:style-name="P2"/>
      <text:h text:style-name="P40" text:outline-level="1"><text:bookmark-start text:name="__RefHeading__1316_824097905"/>Objectif<text:bookmark-end text:name="__RefHeading__1316_824097905"/></text:h>
      <text:h text:style-name="P45" text:outline-level="2"><text:bookmark-start text:name="__RefHeading__1318_824097905"/>Présentation générale<text:bookmark-end text:name="__RefHeading__1318_824097905"/></text:h>
      <text:p text:style-name="Text"><text:span text:style-name="T3">Présenter </text:span>ici<text:span text:style-name="T3"> une description générale du projet. On peut s'appuyer sur des schémas ou croquis pour illustrer cette présentation. Éventuellement, proposer des projets existants et/ou captures d'écrans permettant de rapidement comprendre la nature du projet.</text:span></text:p>
      <text:h text:style-name="P59" text:outline-level="3">Archetype</text:h>
      <text:p text:style-name="P68">L’idée de ce projet est inspiré</text:p>
      <text:p text:style-name="Text"/>
      <text:p text:style-name="P1"/>
      <text:h text:style-name="Heading_20_2" text:outline-level="2"><text:bookmark-start text:name="__RefHeading__1320_824097905"/>Règles du jeu<text:bookmark-end text:name="__RefHeading__1320_824097905"/></text:h>
      <text:p text:style-name="P25">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3"/>
      <text:h text:style-name="Heading_20_2" text:outline-level="2"><text:bookmark-start text:name="__RefHeading__3406_1053578290"/>Conception Logiciel<text:bookmark-end text:name="__RefHeading__3406_1053578290"/></text:h>
      <text:p text:style-name="P28">Présenter ici les packages de votre solution, ainsi que leurs dépendances.</text:p>
      <text:p text:style-name="P7"/>
      <text:p text:style-name="P9"/>
      <text:h text:style-name="P41" text:outline-level="1"><text:bookmark-start text:name="__RefHeading__1322_824097905"/>Description <text:span text:style-name="T5">et conception</text:span> des <text:span text:style-name="T4">é</text:span>tats<text:bookmark-end text:name="__RefHeading__1322_824097905"/></text:h>
      <text:p text:style-name="P26">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8"/>
      <text:h text:style-name="Heading_20_2" text:outline-level="2"><text:bookmark-start text:name="__RefHeading__1484_1060408740"/>Conception <text:span text:style-name="T15">l</text:span>ogiciel<text:bookmark-end text:name="__RefHeading__1484_1060408740"/></text:h>
      <text:p text:style-name="P10"><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60"/>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46" text:outline-level="2"><text:bookmark-start text:name="__RefHeading__2098_1060408740"/>Ressources<text:bookmark-end text:name="__RefHeading__2098_1060408740"/></text:h>
      <text:p text:style-name="P19"/>
      <text:p text:style-name="P69"/>
      <text:p text:style-name="Text_20_body"/>
      <text:p text:style-name="Text_20_body"><draw:frame draw:style-name="fr2"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draw:text-box></draw:frame></text:p>
      <text:h text:style-name="P42"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47"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48" text:outline-level="2"><text:bookmark-start text:name="__RefHeading__3410_1053578290"/>Conception <text:span text:style-name="T21">logiciel : extension pour les animations</text:span><text:bookmark-end text:name="__RefHeading__3410_1053578290"/></text:h>
      <text:p text:style-name="P24"/>
      <text:h text:style-name="P49"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0"/>
      <text:p text:style-name="P69"><draw:frame draw:style-name="fr2"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43" text:outline-level="1"><text:bookmark-start text:name="__RefHeading__1336_824097905"/>Règles de changement d'états <text:span text:style-name="T10">et moteur de jeu</text:span><text:bookmark-end text:name="__RefHeading__1336_824097905"/></text:h>
      <text:p text:style-name="P27">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1"/>
      <text:h text:style-name="P50" text:outline-level="2"><text:bookmark-start text:name="__RefHeading__2081_824097905"/>Changements extérieurs<text:bookmark-end text:name="__RefHeading__2081_824097905"/></text:h>
      <text:p text:style-name="P17"/>
      <text:h text:style-name="Heading_20_2" text:outline-level="2"><text:bookmark-start text:name="__RefHeading__2083_824097905"/>Changements autonomes<text:bookmark-end text:name="__RefHeading__2083_824097905"/></text:h>
      <text:p text:style-name="P18"/>
      <text:h text:style-name="Heading_20_2" text:outline-level="2"><text:bookmark-start text:name="__RefHeading__1029_1053578290"/>Conception <text:span text:style-name="T21">logiciel</text:span><text:bookmark-end text:name="__RefHeading__1029_1053578290"/></text:h>
      <text:p text:style-name="P22"/>
      <text:h text:style-name="Heading_20_2" text:outline-level="2"><text:bookmark-start text:name="__RefHeading__3412_1053578290"/>Conception <text:span text:style-name="T21">logiciel</text:span> : extension pour l'IA<text:bookmark-end text:name="__RefHeading__3412_1053578290"/></text:h>
      <text:p text:style-name="P61"/>
      <text:h text:style-name="Heading_20_2" text:outline-level="2"><text:bookmark-start text:name="__RefHeading__1829_2123130103"/>Conception logiciel : extension pour la <text:span text:style-name="T20">parallélisation</text:span><text:bookmark-end text:name="__RefHeading__1829_2123130103"/></text:h>
      <text:p text:style-name="P62"/>
      <text:p text:style-name="P36"><draw:frame draw:style-name="fr2"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42" text:outline-level="1"><text:bookmark-start text:name="__RefHeading__1031_1053578290"/><text:span text:style-name="T14">Intelligence</text:span> Artificielle<text:bookmark-end text:name="__RefHeading__1031_1053578290"/></text:h>
      <text:p text:style-name="P29">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51" text:outline-level="2"><text:bookmark-start text:name="__RefHeading__2973_1544052078"/>Stratégies<text:bookmark-end text:name="__RefHeading__2973_1544052078"/></text:h>
      <text:p text:style-name="P4"/>
      <text:h text:style-name="P56"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57" text:outline-level="3"><text:bookmark-start text:name="__RefHeading__2480_1544052078"/>Intelligence basée sur les arbres de recherche<text:bookmark-end text:name="__RefHeading__2480_1544052078"/></text:h>
      <text:p text:style-name="P23"/>
      <text:h text:style-name="P52" text:outline-level="2"><text:bookmark-start text:name="__RefHeading__2979_1544052078"/>Conception logiciel<text:bookmark-end text:name="__RefHeading__2979_1544052078"/></text:h>
      <text:p text:style-name="P63"/>
      <text:h text:style-name="P53" text:outline-level="2"><text:bookmark-start text:name="__RefHeading__2981_1544052078"/>Conception logiciel : extension pour <text:span text:style-name="T16">l'IA</text:span> compos<text:span text:style-name="T16">ée</text:span><text:bookmark-end text:name="__RefHeading__2981_1544052078"/></text:h>
      <text:p text:style-name="P64"/>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65"/>
      <text:h text:style-name="Heading_20_2" text:outline-level="2"><text:bookmark-start text:name="__RefHeading__2985_1544052078"/>Conception <text:span text:style-name="T20">l</text:span>ogiciel : extension pour la parallélisation<text:bookmark-end text:name="__RefHeading__2985_1544052078"/></text:h>
      <text:p text:style-name="P11"/>
      <text:h text:style-name="P44"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54" text:outline-level="2"><text:bookmark-start text:name="__RefHeading__1831_2123130103"/>Organisation des modules<text:bookmark-end text:name="__RefHeading__1831_2123130103"/></text:h>
      <text:h text:style-name="P58" text:outline-level="3"><text:bookmark-start text:name="__RefHeading__1833_2123130103"/>Répartition sur différents threads<text:bookmark-end text:name="__RefHeading__1833_2123130103"/></text:h>
      <text:p text:style-name="P12"/>
      <text:h text:style-name="P58" text:outline-level="3"><text:bookmark-start text:name="__RefHeading__1835_2123130103"/>Répartition sur différentes machines<text:bookmark-end text:name="__RefHeading__1835_2123130103"/></text:h>
      <text:p text:style-name="P14"/>
      <text:h text:style-name="P54" text:outline-level="2"><text:bookmark-start text:name="__RefHeading__1837_2123130103"/>Conception <text:span text:style-name="T18">logiciel</text:span><text:bookmark-end text:name="__RefHeading__1837_2123130103"/></text:h>
      <text:p text:style-name="P66"/>
      <text:h text:style-name="Heading_20_2" text:outline-level="2"><text:bookmark-start text:name="__RefHeading__1966_2123130103"/>Conception logiciel : extension <text:span text:style-name="T19">réseau</text:span><text:bookmark-end text:name="__RefHeading__1966_2123130103"/></text:h>
      <text:p text:style-name="P15"/>
      <text:h text:style-name="P55" text:outline-level="2"><text:bookmark-start text:name="__RefHeading__1968_2123130103"/>Conception logiciel : client Android<text:bookmark-end text:name="__RefHeading__1968_2123130103"/></text:h>
      <text:p text:style-name="P16"/>
      <text:p text:style-name="P70"/>
      <text:p text:style-name="P13"><draw:frame draw:style-name="fr1"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7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0c3b8"/>
    </style:style>
    <style:style style:name="MP2" style:family="paragraph" style:parent-style-name="Footer">
      <style:paragraph-properties fo:text-align="center" style:justify-single-word="false"/>
      <style:text-properties officeooo:paragraph-rsid="0110c3b8"/>
    </style:style>
    <style:style style:name="MT1" style:family="text">
      <style:text-properties fo:font-size="11pt" style:font-size-asian="11pt" style:font-size-complex="11pt"/>
    </style:style>
    <style:style style:name="MT2" style:family="text">
      <style:text-properties officeooo:rsid="0110c3b8"/>
    </style:style>
    <style:style style:name="MT3" style:family="text">
      <style:text-properties style:font-name="Liberation Serif" fo:font-size="11pt" officeooo:rsid="010ea272" style:font-name-asian="Droid Sans Fallback" style:font-size-asian="11pt" style:font-name-complex="FreeSans" style:font-size-complex="11pt"/>
    </style:style>
    <style:style style:name="MT4" style:family="text">
      <style:text-properties style:font-name="Liberation Serif" fo:font-size="11pt" officeooo:rsid="0110c3b8" style:font-name-asian="Droid Sans Fallback" style:font-size-asian="11pt" style:font-name-complex="FreeSans" style:font-size-complex="11pt"/>
    </style:style>
    <style:style style:name="MT5"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text:span><text:span text:style-name="MT2">LT</text:span> – <text:span text:style-name="MT3">Moussa DIALLO, Maxime FARNOUD, Matthis HADDOUCHE </text:span><text:span text:style-name="MT4">&amp;</text:span><text:span text:style-name="MT3"> Timothé MUSETE</text:span><text:tab/></text:p>
        <text:p text:style-name="MP2"><text:span text:style-name="MT5">Page </text:span><text:span text:style-name="MT5"><text:page-number text:select-page="current">13</text:page-number></text:span><text:span text:style-name="MT5"><text:s/>/ </text:span><text:span text:style-name="MT5"><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6-02T08:52:17.998379524</meta:creation-date>
    <dc:date>2021-10-05T16:49:35.372395569</dc:date>
    <meta:editing-duration>P8DT2H20M28S</meta:editing-duration>
    <meta:editing-cycles>225</meta:editing-cycles>
    <meta:generator>LibreOffice/6.4.6.2$Linux_X86_64 LibreOffice_project/40$Build-2</meta:generator>
    <meta:document-statistic meta:table-count="0" meta:image-count="0" meta:object-count="0" meta:page-count="13" meta:paragraph-count="99" meta:word-count="1006" meta:character-count="6473" meta:non-whitespace-character-count="5598"/>
  </office:meta>
</office:document-meta>
</file>